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StreamReader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getNamespacePrefix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ragmentStreamReader.FragmentStreamReader( XMLStreamReade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ha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nextTa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agmentStreamReader.getNamespace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getNamespaceURI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has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